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25.4mm" fo:margin-right="36.49mm" fo:text-indent="0mm" style:auto-text-indent="false" style:page-number="auto" fo:background-color="transparent"/>
      <style:text-properties style:text-underline-style="solid" style:text-underline-type="double" style:text-underline-width="auto" style:text-underline-color="font-color" officeooo:rsid="000e336f" officeooo:paragraph-rsid="000e3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40:01.956389556</meta:creation-date>
    <dc:date>2018-11-20T19:46:24.414589510</dc:date>
    <meta:editing-duration>PT30M2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